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74b09" officeooo:paragraph-rsid="00074b09"/>
    </style:style>
    <style:style style:name="P3" style:family="paragraph" style:parent-style-name="Standard">
      <style:paragraph-properties fo:text-align="justify" style:justify-single-word="false"/>
      <style:text-properties officeooo:rsid="0008432c" officeooo:paragraph-rsid="0008432c"/>
    </style:style>
    <style:style style:name="P4" style:family="paragraph" style:parent-style-name="Standard">
      <style:paragraph-properties fo:text-align="justify" style:justify-single-word="false"/>
      <style:text-properties officeooo:rsid="000875f1" officeooo:paragraph-rsid="000875f1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432c" officeooo:paragraph-rsid="0008432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74b09" officeooo:paragraph-rsid="00074b0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962a" officeooo:paragraph-rsid="0008962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f7173" officeooo:paragraph-rsid="000f717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ff9b6" officeooo:paragraph-rsid="000ff9b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17389" officeooo:paragraph-rsid="0011738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27237" officeooo:paragraph-rsid="0012723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8962a" officeooo:paragraph-rsid="0008962a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9951d" officeooo:paragraph-rsid="0009951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ae0c6" officeooo:paragraph-rsid="000ae0c6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b5bd7" officeooo:paragraph-rsid="000b5bd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ecbd6" officeooo:paragraph-rsid="000ecbd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f4f8d" officeooo:paragraph-rsid="000f4f8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0f7173" officeooo:paragraph-rsid="000f7173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0ff9b6" officeooo:paragraph-rsid="000ff9b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17389" officeooo:paragraph-rsid="0011738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27237" officeooo:paragraph-rsid="00127237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33a7d" officeooo:paragraph-rsid="00133a7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34b51" officeooo:paragraph-rsid="00134b51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35d2b" officeooo:paragraph-rsid="00135d2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4c4f6" officeooo:paragraph-rsid="0014c4f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653f0" officeooo:paragraph-rsid="001653f0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83441" officeooo:paragraph-rsid="0018344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9e824" officeooo:paragraph-rsid="0019e82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a1b87" officeooo:paragraph-rsid="001a1b87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a1b87" officeooo:paragraph-rsid="001a30c8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a30c8" officeooo:paragraph-rsid="001a30c8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b4a6a" officeooo:paragraph-rsid="001b4a6a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b989a" officeooo:paragraph-rsid="001b989a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d1dbe" officeooo:paragraph-rsid="001d1dbe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d46a0" officeooo:paragraph-rsid="001d46a0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2091bc" officeooo:paragraph-rsid="002091bc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227300" officeooo:paragraph-rsid="00227300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42d5f" officeooo:paragraph-rsid="00242d5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25f3c8" officeooo:paragraph-rsid="0025f3c8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2728b2" officeooo:paragraph-rsid="002728b2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27b046" officeooo:paragraph-rsid="0027b046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27b698" officeooo:paragraph-rsid="0027b698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2a038c" officeooo:paragraph-rsid="002a038c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2d445c" officeooo:paragraph-rsid="002d445c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2e0b42" officeooo:paragraph-rsid="002e0b42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2e8a9b" officeooo:paragraph-rsid="002e8a9b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305b5a" officeooo:paragraph-rsid="00305b5a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32039a" officeooo:paragraph-rsid="0032039a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337b83" officeooo:paragraph-rsid="00337b83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339452" officeooo:paragraph-rsid="00339452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33eb33" officeooo:paragraph-rsid="0033eb3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3494c3" officeooo:paragraph-rsid="003494c3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34bd19" officeooo:paragraph-rsid="0034bd19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3547c9" officeooo:paragraph-rsid="003547c9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3547c9" officeooo:paragraph-rsid="00390b9c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36f68a" officeooo:paragraph-rsid="0036f68a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38a5de" officeooo:paragraph-rsid="0038a5de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390b9c" officeooo:paragraph-rsid="00390b9c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39a6e9" officeooo:paragraph-rsid="0039a6e9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3b66a0" officeooo:paragraph-rsid="003b66a0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3c0701" officeooo:paragraph-rsid="003c0701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3cb642" officeooo:paragraph-rsid="003cb642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3d3632" officeooo:paragraph-rsid="003d3632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3d363d" officeooo:paragraph-rsid="003d363d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3debc4" officeooo:paragraph-rsid="003debc4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3e8386" officeooo:paragraph-rsid="003e8386" style:font-weight-asian="normal" style:font-weight-complex="normal"/>
    </style:style>
    <style:style style:name="P67" style:family="paragraph" style:parent-style-name="Standard" style:list-style-name="L1">
      <style:paragraph-properties fo:text-align="justify" style:justify-single-word="false"/>
      <style:text-properties fo:font-weight="normal" officeooo:rsid="000f4f8d" officeooo:paragraph-rsid="000f4f8d" style:font-weight-asian="normal" style:font-weight-complex="normal"/>
    </style:style>
    <style:style style:name="P68" style:family="paragraph" style:parent-style-name="Standard" style:list-style-name="L2">
      <style:paragraph-properties fo:text-align="justify" style:justify-single-word="false"/>
      <style:text-properties fo:font-weight="normal" officeooo:rsid="000f7173" officeooo:paragraph-rsid="000f7173" style:font-weight-asian="normal" style:font-weight-complex="normal"/>
    </style:style>
    <style:style style:name="P69" style:family="paragraph" style:parent-style-name="Standard" style:list-style-name="L3">
      <style:paragraph-properties fo:text-align="justify" style:justify-single-word="false"/>
      <style:text-properties fo:font-weight="normal" officeooo:rsid="000ff9b6" officeooo:paragraph-rsid="000ff9b6" style:font-weight-asian="normal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fo:font-weight="normal" officeooo:rsid="00117389" officeooo:paragraph-rsid="00117389" style:font-weight-asian="normal" style:font-weight-complex="normal"/>
    </style:style>
    <style:style style:name="P71" style:family="paragraph" style:parent-style-name="Standard" style:list-style-name="L5">
      <style:paragraph-properties fo:text-align="justify" style:justify-single-word="false"/>
      <style:text-properties fo:font-weight="normal" officeooo:rsid="00133a7d" officeooo:paragraph-rsid="00133a7d" style:font-weight-asian="normal" style:font-weight-complex="normal"/>
    </style:style>
    <style:style style:name="T1" style:family="text">
      <style:text-properties officeooo:rsid="0006cea8"/>
    </style:style>
    <style:style style:name="T2" style:family="text">
      <style:text-properties officeooo:rsid="000875f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e0c6"/>
    </style:style>
    <style:style style:name="T5" style:family="text">
      <style:text-properties officeooo:rsid="001e6a72"/>
    </style:style>
    <style:style style:name="T6" style:family="text">
      <style:text-properties officeooo:rsid="002e0b42"/>
    </style:style>
    <style:style style:name="T7" style:family="text">
      <style:text-properties officeooo:rsid="003547c9"/>
    </style:style>
    <style:style style:name="T8" style:family="text">
      <style:text-properties officeooo:rsid="003debc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NETWORKING</text:span></text:p>
      <text:p text:style-name="P1"/>
      <text:p text:style-name="P6">Network topologices</text:p>
      <text:p text:style-name="P2">1.Star </text:p>
      <text:p text:style-name="P2">in this topologices there will be centeral device.</text:p>
      <text:p text:style-name="P2">that device connected with other system.</text:p>
      <text:p text:style-name="P2">If one system connection is failed we cannot access that system</text:p>
      <text:p text:style-name="P2"><text:s/></text:p>
      <text:p text:style-name="P2">2.Ring</text:p>
      <text:p text:style-name="P2">it will connect with other system in circle way</text:p>
      <text:p text:style-name="P2">if any link is broken also we can access that system in another way</text:p>
      <text:p text:style-name="P2"/>
      <text:p text:style-name="P3">3.Bus</text:p>
      <text:p text:style-name="P3">it will connect with single wire</text:p>
      <text:p text:style-name="P3">if any break happen we cannot access that particular system </text:p>
      <text:p text:style-name="P3"/>
      <text:p text:style-name="P3">4.Mesh</text:p>
      <text:p text:style-name="P3">it will connect with every system. So we can access if any link is breaken also</text:p>
      <text:p text:style-name="P3">but is costly</text:p>
      <text:p text:style-name="P3"/>
      <text:p text:style-name="P5">Networks type</text:p>
      <text:p text:style-name="P3">1.Personal area network</text:p>
      <text:p text:style-name="P3">a system,phone and headset connection is called personal area network</text:p>
      <text:p text:style-name="P3"/>
      <text:p text:style-name="P3">2.<text:span text:style-name="T2">Local Area network</text:span></text:p>
      <text:p text:style-name="P4">if every system connected with cable is called local area network</text:p>
      <text:p text:style-name="P4"/>
      <text:p text:style-name="P4">3.wireless area network</text:p>
      <text:p text:style-name="P4">if everyone has laptop then we should go with wireless connection that is wireless local area network</text:p>
      <text:p text:style-name="P2"/>
      <text:p text:style-name="P4">4.campus area network</text:p>
      <text:p text:style-name="P4">if every building connected with wire then it is called as campus area network </text:p>
      <text:p text:style-name="P4"/>
      <text:p text:style-name="P4">5.metropolitan area network</text:p>
      <text:p text:style-name="P4">if we have three branch of company for this we can go with man </text:p>
      <text:p text:style-name="P4"/>
      <text:p text:style-name="P4">intranet:</text:p>
      <text:p text:style-name="P4">a organization only access their company website that is intranet</text:p>
      <text:p text:style-name="P4"/>
      <text:p text:style-name="P4">6.storgage area network</text:p>
      <text:p text:style-name="P4"/>
      <text:p text:style-name="P4">which is used to store data only </text:p>
      <text:p text:style-name="P4"/>
      <text:p text:style-name="P7">Internet protocol address</text:p>
      <text:p text:style-name="P7"/>
      <text:p text:style-name="P7"><text:span text:style-name="T3">there is will be ip address for every system for uniqueness</text:span> </text:p>
      <text:p text:style-name="P12">first three part will consider as network</text:p>
      <text:p text:style-name="P12">last one is host </text:p>
      <text:p text:style-name="P12"/>
      <text:p text:style-name="P13">1.version</text:p>
      <text:p text:style-name="P13">there is only two version </text:p>
      <text:p text:style-name="P13"><text:soft-page-break/>version 4</text:p>
      <text:p text:style-name="P13">version 6</text:p>
      <text:p text:style-name="P13"/>
      <text:p text:style-name="P13">2.structure</text:p>
      <text:p text:style-name="P13">192.168..29.5</text:p>
      <text:p text:style-name="P13"/>
      <text:p text:style-name="P13">3.range</text:p>
      <text:p text:style-name="P13">0-255</text:p>
      <text:p text:style-name="P13"/>
      <text:p text:style-name="P13">4.size</text:p>
      <text:p text:style-name="P13"/>
      <text:p text:style-name="P13">for version 4 -32bits </text:p>
      <text:p text:style-name="P13">5.subnet</text:p>
      <text:p text:style-name="P13"/>
      <text:p text:style-name="P13">with help of this we can easliy find the network part and host part easliy </text:p>
      <text:p text:style-name="P13"/>
      <text:p text:style-name="P13">6.class</text:p>
      <text:p text:style-name="P13"/>
      <text:p text:style-name="P13">there is a five class </text:p>
      <text:p text:style-name="P13">A – <text:span text:style-name="T4">1.0.0.0 to 126.255.255.255 <text:s/>- default subnet mask -255.0.0</text:span></text:p>
      <text:p text:style-name="P13">B – <text:span text:style-name="T4">128.0.0 .0 to 191.255.255.255 – 255.255.0.0</text:span></text:p>
      <text:p text:style-name="P13">C – <text:span text:style-name="T4">192.0.0.0 to 223.255.255.255 -255.255.255.0</text:span></text:p>
      <text:p text:style-name="P13">D – <text:span text:style-name="T4">224.0.0.0 to 239.255.255.255 – reserved for multi casting</text:span></text:p>
      <text:p text:style-name="P13">E- <text:span text:style-name="T4">240.0.0.0 to 254.255.255.255 -experimetal</text:span></text:p>
      <text:p text:style-name="P13"/>
      <text:p text:style-name="P14">Note: class A addresses 127.0.0..0 to 127.255.255.255 cannot be used and is reserved for loopback testing.</text:p>
      <text:p text:style-name="P14"/>
      <text:p text:style-name="P15">Private ip address:</text:p>
      <text:p text:style-name="P15"/>
      <text:p text:style-name="P16">NAT -Network – Address – Translation</text:p>
      <text:p text:style-name="P16"/>
      <text:p text:style-name="P16">1.Private IP address <text:s/>-&gt;public ip address (out going traffic)</text:p>
      <text:p text:style-name="P16">2.public ip address -&gt; private ip address(incoming traffic)</text:p>
      <text:p text:style-name="P16"/>
      <text:p text:style-name="P17">there is four to follow this:</text:p>
      <text:list xml:id="list3050442141" text:style-name="L1">
        <text:list-item>
          <text:p text:style-name="P67">static nat</text:p>
        </text:list-item>
        <text:list-item>
          <text:p text:style-name="P67">dynamic nat</text:p>
        </text:list-item>
        <text:list-item>
          <text:p text:style-name="P67">port address translation</text:p>
        </text:list-item>
        <text:list-item>
          <text:p text:style-name="P67">port forwarding</text:p>
        </text:list-item>
      </text:list>
      <text:p text:style-name="P18"/>
      <text:p text:style-name="P8">Static Nat</text:p>
      <text:list xml:id="list4131501233" text:style-name="L2">
        <text:list-item>
          <text:p text:style-name="P68">for static nat we should pay more</text:p>
        </text:list-item>
        <text:list-item>
          <text:p text:style-name="P68">statically we assign ip address for servers </text:p>
        </text:list-item>
      </text:list>
      <text:p text:style-name="P18"/>
      <text:p text:style-name="P9">Dynamic Nat</text:p>
      <text:list xml:id="list4104963819" text:style-name="L3">
        <text:list-item>
          <text:p text:style-name="P69">there will be a public pool ips</text:p>
        </text:list-item>
        <text:list-item>
          <text:p text:style-name="P69">if any ips is busy we will take another free ip</text:p>
        </text:list-item>
        <text:list-item>
          <text:p text:style-name="P69">it will assign dynamically</text:p>
        </text:list-item>
      </text:list>
      <text:p text:style-name="P19"/>
      <text:p text:style-name="P10">Port Address Translation</text:p>
      <text:list xml:id="list2011290880" text:style-name="L4">
        <text:list-item>
          <text:p text:style-name="P70">everything is work based on port</text:p>
        </text:list-item>
        <text:list-item>
          <text:p text:style-name="P70"><text:soft-page-break/>EX:</text:p>
        </text:list-item>
        <text:list-item>
          <text:p text:style-name="P70">web port -80</text:p>
        </text:list-item>
        <text:list-item>
          <text:p text:style-name="P70">ftp port – 21</text:p>
        </text:list-item>
        <text:list-item>
          <text:p text:style-name="P70">mail port – 25</text:p>
        </text:list-item>
      </text:list>
      <text:p text:style-name="P20"/>
      <text:p text:style-name="P11">Port forwarding</text:p>
      <text:p text:style-name="P21">if there is only one router with help of port we will redirect to <text:s/>server </text:p>
      <text:p text:style-name="P21"/>
      <text:p text:style-name="P21"/>
      <text:p text:style-name="P22">Subnetting</text:p>
      <text:p text:style-name="P22">------------</text:p>
      <text:list xml:id="list3358828506" text:style-name="L5">
        <text:list-item>
          <text:p text:style-name="P71">a large network seprated into same part of network that is called subnetting</text:p>
        </text:list-item>
      </text:list>
      <text:p text:style-name="P23">Supernetting:</text:p>
      <text:p text:style-name="P23">it means connecting little networks to become large network</text:p>
      <text:p text:style-name="P23"/>
      <text:p text:style-name="P24">MAC Address -Media address control </text:p>
      <text:p text:style-name="P24">-----------------</text:p>
      <text:p text:style-name="P24">it is in hexadecimal </text:p>
      <text:p text:style-name="P24">it is 48 bits</text:p>
      <text:p text:style-name="P25">it is separted by 6 part </text:p>
      <text:p text:style-name="P25">first three part “Manufacture ID”</text:p>
      <text:p text:style-name="P25">last three part “NIC Serial ID”</text:p>
      <text:p text:style-name="P26">there will be a mac address while they create </text:p>
      <text:p text:style-name="P26">switch work based on mac address</text:p>
      <text:p text:style-name="P26"/>
      <text:p text:style-name="P26"/>
      <text:p text:style-name="P27">PORT:</text:p>
      <text:p text:style-name="P27">---------</text:p>
      <text:p text:style-name="P28">with help of port we can access specific things </text:p>
      <text:p text:style-name="P28">port range 0 to 65535</text:p>
      <text:p text:style-name="P28">well know ports <text:s/>-0 to 1023</text:p>
      <text:p text:style-name="P28">registered ports – 1024 to 49151</text:p>
      <text:p text:style-name="P28">random ports – 49152 to 65535</text:p>
      <text:p text:style-name="P28"/>
      <text:p text:style-name="P29">segment</text:p>
      <text:p text:style-name="P29">--------------</text:p>
      <text:p text:style-name="P29">with help this you can split file or photo in transport layer </text:p>
      <text:p text:style-name="P29"/>
      <text:p text:style-name="P30">packet</text:p>
      <text:p text:style-name="P30">--------</text:p>
      <text:p text:style-name="P31">this will performaned in network layer</text:p>
      <text:p text:style-name="P31">packet is nothing but it contains segement data,souce addres, designation address and port details</text:p>
      <text:p text:style-name="P31"/>
      <text:p text:style-name="P30">frame</text:p>
      <text:p text:style-name="P29">--------</text:p>
      <text:p text:style-name="P32">this will performed by data link layer</text:p>
      <text:p text:style-name="P32">it is combination of packet and segment </text:p>
      <text:p text:style-name="P32"/>
      <text:p text:style-name="P33">hub:</text:p>
      <text:p text:style-name="P33">---</text:p>
      <text:p text:style-name="P33">it will broadcast everything</text:p>
      <text:p text:style-name="P33">it cannot communicate with one device to another device</text:p>
      <text:p text:style-name="P33"><text:soft-page-break/>which will connect with multiple devices in a network</text:p>
      <text:p text:style-name="P33">it is a physical layer networking device</text:p>
      <text:p text:style-name="P33">used to connect computers in LAN</text:p>
      <text:p text:style-name="P33">it has many ports </text:p>
      <text:p text:style-name="P33"/>
      <text:p text:style-name="P33">switch</text:p>
      <text:p text:style-name="P33">-------------</text:p>
      <text:p text:style-name="P33">works at datalink layer</text:p>
      <text:p text:style-name="P33">forwarded the data packets to the designation using mac address</text:p>
      <text:p text:style-name="P34">it connects <text:s/>within the local </text:p>
      <text:p text:style-name="P34">Routers</text:p>
      <text:p text:style-name="P34">--------------</text:p>
      <text:p text:style-name="P34">works at network layer</text:p>
      <text:p text:style-name="P34">forward the data packets to the designation using ip address </text:p>
      <text:p text:style-name="P34">device that connects two or more packet-switched networks or subnetworks.</text:p>
      <text:p text:style-name="P34">Managing traffic between these networks by forwarding data backets to their intended ip address and allowing multiple device to use the same internet connection </text:p>
      <text:p text:style-name="P35">it will connect with switch </text:p>
      <text:p text:style-name="P35"/>
      <text:p text:style-name="P35">protocol</text:p>
      <text:p text:style-name="P35">-----------</text:p>
      <text:p text:style-name="P35">set of rules and conventions</text:p>
      <text:p text:style-name="P35">types:</text:p>
      <text:p text:style-name="P35">1.wireless -<text:span text:style-name="T5">wifi,bluetooth,nic</text:span></text:p>
      <text:p text:style-name="P35">2.routing – <text:span text:style-name="T5">rip ,EIGRP,OSPF</text:span></text:p>
      <text:p text:style-name="P35">3.internet – <text:span text:style-name="T5">TCP,UDP,HTTP,ARP</text:span></text:p>
      <text:p text:style-name="P35"/>
      <text:p text:style-name="P36">OSI Model</text:p>
      <text:p text:style-name="P36">------------</text:p>
      <text:p text:style-name="P36">open system interconnection model</text:p>
      <text:p text:style-name="P36"/>
      <text:p text:style-name="P36">it is concept of how the data transform one device to another device </text:p>
      <text:p text:style-name="P36">there are 7 layers</text:p>
      <text:p text:style-name="P36">1.physical layer</text:p>
      <text:p text:style-name="P36">2.data link layer</text:p>
      <text:p text:style-name="P36">3.network layer</text:p>
      <text:p text:style-name="P36">4.transport layer</text:p>
      <text:p text:style-name="P36">--------</text:p>
      <text:p text:style-name="P37">convert to raw data</text:p>
      <text:p text:style-name="P37">split the data as segments</text:p>
      <text:p text:style-name="P36">5.session layer</text:p>
      <text:p text:style-name="P36">------------</text:p>
      <text:p text:style-name="P37">with help of this maintain the data</text:p>
      <text:p text:style-name="P37"/>
      <text:p text:style-name="P36">6.presentation layer</text:p>
      <text:p text:style-name="P36">-----</text:p>
      <text:p text:style-name="P36">this layer will do <text:s/>“Data translation”</text:p>
      <text:p text:style-name="P36">Data compression</text:p>
      <text:p text:style-name="P36">data encryption</text:p>
      <text:p text:style-name="P36"/>
      <text:p text:style-name="P36">7.application layer</text:p>
      <text:p text:style-name="P36">----</text:p>
      <text:p text:style-name="P36"><text:soft-page-break/>there will a DNS</text:p>
      <text:p text:style-name="P36">dns will use to identity the ip address</text:p>
      <text:p text:style-name="P36"/>
      <text:p text:style-name="P38">ARP</text:p>
      <text:p text:style-name="P38">------</text:p>
      <text:p text:style-name="P38">Address Resolution Protocl</text:p>
      <text:p text:style-name="P38"/>
      <text:p text:style-name="P39">when we doesnot know the MAC Address on that time ARP will get the address and with help of this we will sent the data to the particular machine </text:p>
      <text:p text:style-name="P39"/>
      <text:p text:style-name="P40">DHCP</text:p>
      <text:p text:style-name="P40">------------</text:p>
      <text:p text:style-name="P40">dynamic host configuration protocols</text:p>
      <text:p text:style-name="P40"/>
      <text:p text:style-name="P41">it used to find ip address when we know the mac address </text:p>
      <text:p text:style-name="P41"/>
      <text:p text:style-name="P42">VLAN</text:p>
      <text:p text:style-name="P42">-----------</text:p>
      <text:p text:style-name="P43">virtual local area network</text:p>
      <text:p text:style-name="P43"/>
      <text:p text:style-name="P44">with the help of this we can data with <text:s/>user wh<text:span text:style-name="T6">o </text:span>send port.</text:p>
      <text:p text:style-name="P45">It will block other van port </text:p>
      <text:p text:style-name="P45"/>
      <text:p text:style-name="P46">NATIVE VAN</text:p>
      <text:p text:style-name="P46">---------------</text:p>
      <text:p text:style-name="P47">it is default van </text:p>
      <text:p text:style-name="P47">if you want to change you can change</text:p>
      <text:p text:style-name="P47"/>
      <text:p text:style-name="P47">VTP:</text:p>
      <text:p text:style-name="P48">Vlan trunking protocol</text:p>
      <text:p text:style-name="P49">vtp let us know if some switch is created</text:p>
      <text:p text:style-name="P49"/>
      <text:p text:style-name="P50">vtp pruning</text:p>
      <text:p text:style-name="P50">---------------</text:p>
      <text:p text:style-name="P50">used to reduce unwanted traffic in network</text:p>
      <text:p text:style-name="P50"/>
      <text:p text:style-name="P51">Routing:</text:p>
      <text:p text:style-name="P51">-------------</text:p>
      <text:p text:style-name="P52">it is a layer three device</text:p>
      <text:p text:style-name="P52">with help this we can <text:s/>route the data packet <text:s/>in easiest way </text:p>
      <text:p text:style-name="P35"/>
      <text:p text:style-name="P53">Static Routing</text:p>
      <text:p text:style-name="P53">------------------</text:p>
      <text:p text:style-name="P53">it will have static routing to another</text:p>
      <text:p text:style-name="P53">Dynamic Routing</text:p>
      <text:p text:style-name="P53">---------------------</text:p>
      <text:p text:style-name="P54">it will work based on routing protocols</text:p>
      <text:p text:style-name="P54"/>
      <text:p text:style-name="P54">two types of protocols</text:p>
      <text:p text:style-name="P54">1.internal gateway protocols</text:p>
      <text:p text:style-name="P54">within the organization communication</text:p>
      <text:p text:style-name="P54">Ex: RIP,OSPF,EIGRP</text:p>
      <text:p text:style-name="P54"><text:soft-page-break/></text:p>
      <text:p text:style-name="P54">Routing Inormation protocol</text:p>
      <text:p text:style-name="P54">-----------------------------------</text:p>
      <text:p text:style-name="P54">there is a two version (version 1,version 2)</text:p>
      <text:p text:style-name="P56">every router has routing table.</text:p>
      <text:p text:style-name="P56"><text:s/>in that table it will have <text:s/>source and designation and data </text:p>
      <text:p text:style-name="P56">it has more information <text:s/>of another routing detail also.</text:p>
      <text:p text:style-name="P56"><text:s/>when a user trying to contact with user with another routing </text:p>
      <text:p text:style-name="P57">it takes to shortes path</text:p>
      <text:p text:style-name="P56"/>
      <text:p text:style-name="P57">RIP Timers</text:p>
      <text:p text:style-name="P57">---------------</text:p>
      <text:p text:style-name="P57">update timer =30 sec</text:p>
      <text:p text:style-name="P57">invalid timer = 180 sec</text:p>
      <text:p text:style-name="P57">flush timer =240 sec</text:p>
      <text:p text:style-name="P57"/>
      <text:p text:style-name="P57">OSPF</text:p>
      <text:p text:style-name="P57">-----------</text:p>
      <text:p text:style-name="P57">1.become neighbours</text:p>
      <text:p text:style-name="P57">2.exhange database infromation</text:p>
      <text:p text:style-name="P57">3.choose the best routes</text:p>
      <text:p text:style-name="P58">with help of this it find the high speed route</text:p>
      <text:p text:style-name="P57"/>
      <text:p text:style-name="P55">EIGRP</text:p>
      <text:p text:style-name="P55">-----------</text:p>
      <text:p text:style-name="P58">it is combination of RIP and <text:s/><text:span text:style-name="T7">OSPF</text:span></text:p>
      <text:p text:style-name="P58"/>
      <text:p text:style-name="P54">2.External gateway protocols</text:p>
      <text:p text:style-name="P54">orgniaxation to internet (ISP)</text:p>
      <text:p text:style-name="P54">Ex: EGP,BGP</text:p>
      <text:p text:style-name="P54"/>
      <text:p text:style-name="P59">IPV6</text:p>
      <text:p text:style-name="P59">---------</text:p>
      <text:p text:style-name="P59">communciation type of IPV6</text:p>
      <text:p text:style-name="P59">1.unicast -one to one </text:p>
      <text:p text:style-name="P59">2.multicast – one to many</text:p>
      <text:p text:style-name="P59">3.anycast – closer to yours</text:p>
      <text:p text:style-name="P59"/>
      <text:p text:style-name="P60">Address types and scope</text:p>
      <text:p text:style-name="P60">Global unicast address – Scope internet – Routed on Internet</text:p>
      <text:p text:style-name="P60">Unique Local – Scope Internal – Network on VPN – Internally routable but Not routed on Internet</text:p>
      <text:p text:style-name="P60">Link Local – Scope network link – Not Routed internally or externally<text:tab/></text:p>
      <text:p text:style-name="P60"/>
      <text:p text:style-name="P61">Link Local Scope</text:p>
      <text:p text:style-name="P61">-------------------</text:p>
      <text:p text:style-name="P61">it will starts with “fe80”</text:p>
      <text:p text:style-name="P61">we cannot route here</text:p>
      <text:p text:style-name="P61">we can connect within the network</text:p>
      <text:p text:style-name="P61"/>
      <text:p text:style-name="P61">Unique Site Local Scope</text:p>
      <text:p text:style-name="P61">-----------------------------</text:p>
      <text:p text:style-name="P61">we can route here but there is limitation</text:p>
      <text:p text:style-name="P61"><text:soft-page-break/>Networking commands</text:p>
      <text:p text:style-name="P61">-----------------------------</text:p>
      <text:p text:style-name="P61">ipconfig </text:p>
      <text:p text:style-name="P62">ipconfig all -provide every details of system ip and hub </text:p>
      <text:p text:style-name="P62"/>
      <text:p text:style-name="P63">ipconfig / display dns -we can get dns details (dns will find the ip of the host name)</text:p>
      <text:p text:style-name="P63">after it gets the ip name it will store in dns table </text:p>
      <text:p text:style-name="P63">ARP -A -with help of this we will know the mac address details </text:p>
      <text:p text:style-name="P64">nslookup – it will give ip address of websites</text:p>
      <text:p text:style-name="P64">ping- will test our message reach another system</text:p>
      <text:p text:style-name="P64">tracert – <text:span text:style-name="T8">used to know what are routers used in our system</text:span></text:p>
      <text:p text:style-name="P65">pathping – more info about while pinging </text:p>
      <text:p text:style-name="P65">netstat- used to know what are the port used and service </text:p>
      <text:p text:style-name="P22"/>
      <text:p text:style-name="P22"/>
      <text:p text:style-name="P66">ICMP:</text:p>
      <text:p text:style-name="P66">interent control messages protocol</text:p>
      <text:p text:style-name="P66"/>
      <text:p text:style-name="P66">it contains type,code ,checksum,variab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20:59:48.545351331</meta:creation-date>
    <dc:date>2025-10-29T20:45:57.286561627</dc:date>
    <meta:editing-duration>PT4H7M5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7" meta:paragraph-count="257" meta:word-count="1279" meta:character-count="7716" meta:non-whitespace-character-count="6623"/>
  </office:meta>
</office:document-meta>
</file>